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Courier New" fo:font-size="8.44999980926514pt" fo:letter-spacing="normal" fo:font-style="normal" fo:font-weight="normal"/>
    </style:style>
    <style:style style:name="P2" style:family="paragraph" style:parent-style-name="Preformatted_20_Text">
      <style:text-properties fo:font-variant="normal" fo:text-transform="none" fo:color="#000000" fo:letter-spacing="normal"/>
    </style:style>
    <style:style style:name="P3" style:family="paragraph" style:parent-style-name="Preformatted_20_Text">
      <style:text-properties fo:font-variant="normal" fo:text-transform="none" fo:color="#007fbf" style:font-name="Courier New" fo:font-size="8.44999980926514pt" fo:letter-spacing="normal" fo:font-style="normal" fo:font-weight="normal"/>
    </style:style>
    <style:style style:name="P4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Courier New" fo:font-size="8.44999980926514pt" fo:letter-spacing="normal" fo:font-style="normal" fo:font-weight="normal"/>
    </style:style>
    <style:style style:name="P5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Courier New" fo:font-size="8.44999980926514pt" fo:letter-spacing="normal" fo:font-style="normal" fo:font-weight="normal" officeooo:rsid="00104254" officeooo:paragraph-rsid="00104254"/>
    </style:style>
    <style:style style:name="P6" style:family="paragraph" style:parent-style-name="Preformatted_20_Text">
      <style:paragraph-properties fo:margin-top="0in" fo:margin-bottom="0.1965in" loext:contextual-spacing="false"/>
      <style:text-properties fo:font-variant="normal" fo:text-transform="none" fo:color="#000000" style:font-name="Courier New" fo:font-size="8.44999980926514pt" fo:letter-spacing="normal" fo:font-style="normal" fo:font-weight="normal"/>
    </style:style>
    <style:style style:name="T1" style:family="text">
      <style:text-properties fo:color="#007fbf"/>
    </style:style>
    <style:style style:name="T2" style:family="text">
      <style:text-properties fo:color="#007fbf" style:font-name="Courier New" fo:font-size="8.44999980926514pt" fo:font-style="normal" fo:font-weight="normal"/>
    </style:style>
    <style:style style:name="T3" style:family="text">
      <style:text-properties style:font-name="Courier New" fo:font-size="8.44999980926514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HE CAUGHT THE KATY</text:p>
      <text:p text:style-name="P5"/>
      <text:p text:style-name="Preformatted_20_Text"/>
      <text:p text:style-name="P1">Verse 1:</text:p>
      <text:p text:style-name="P1"><text:span text:style-name="T1">D</text:span> <text:s text:c="19"/><text:span text:style-name="T1">G</text:span> (or <text:span text:style-name="T1">G7</text:span>) <text:s text:c="12"/><text:span text:style-name="T1">D</text:span></text:p>
      <text:p text:style-name="P1">She caught the Katy, she left me a mule to ride.</text:p>
      <text:p text:style-name="P1"><text:span text:style-name="T1">G</text:span> <text:s text:c="19"/><text:span text:style-name="T1">G7</text:span> <text:s text:c="19"/><text:span text:style-name="T1">D</text:span></text:p>
      <text:p text:style-name="P1">She caught the Katy, she left me a mule to ride.</text:p>
      <text:p text:style-name="P1"><text:span text:style-name="T1">D</text:span> <text:s text:c="33"/><text:span text:style-name="T1">G</text:span></text:p>
      <text:p text:style-name="P1">My baby caught the Katy, left me a mule to ride.</text:p>
      <text:p text:style-name="P1"><text:span text:style-name="T1">G7</text:span> <text:s text:c="19"/></text:p>
      <text:p text:style-name="P1">Train going off, and I rode along behind.</text:p>
      <text:p text:style-name="P1"><text:span text:style-name="T1">D</text:span> <text:s text:c="24"/><text:span text:style-name="T1">A</text:span> <text:s text:c="19"/><text:span text:style-name="T1">D</text:span> <text:s text:c="10"/><text:span text:style-name="T1">A</text:span></text:p>
      <text:p text:style-name="P6">I got to have that little hard-headed woman of mine</text:p>
      <text:p text:style-name="P4">[Verse 1]</text:p>
      <text:p text:style-name="Preformatted_20_Text"/>
      <text:p text:style-name="P1"><text:span text:style-name="T1">Bb</text:span> <text:s text:c="18"/><text:span text:style-name="T1">F</text:span> <text:s text:c="21"/><text:span text:style-name="T1">Bb</text:span></text:p>
      <text:p text:style-name="P1">She caught the katy, left me a mule to ride</text:p>
      <text:p text:style-name="P1"><text:span text:style-name="T1">Bb</text:span> <text:s text:c="18"/><text:span text:style-name="T1">F</text:span> <text:s text:c="21"/><text:span text:style-name="T1">Bb</text:span></text:p>
      <text:p text:style-name="P1">She caught the katy, left me a mule to ride</text:p>
      <text:p text:style-name="P3">Bb</text:p>
      <text:p text:style-name="P1">She caught the katy, left me a mule to ride</text:p>
      <text:p text:style-name="P1"><text:span text:style-name="T1">Eb</text:span> <text:s text:c="30"/><text:span text:style-name="T1">Em</text:span></text:p>
      <text:p text:style-name="P1">The train polled out and I swung on behind</text:p>
      <text:p text:style-name="P1"><text:span text:style-name="T1">Bb</text:span> <text:s text:c="19"/><text:span text:style-name="T1">F</text:span> <text:s text:c="24"/><text:span text:style-name="T1">Bb</text:span></text:p>
      <text:p text:style-name="P1">Crazy 'bout her, that hard-headed woman of mine</text:p>
      <text:p text:style-name="Preformatted_20_Text"/>
      <text:p text:style-name="Preformatted_20_Text"/>
      <text:p text:style-name="P1">[Verse 2]</text:p>
      <text:p text:style-name="Preformatted_20_Text"/>
      <text:p text:style-name="P1">Man, my baby long. Great God, she mighty, my baby tall</text:p>
      <text:p text:style-name="P1">You know my baby long. Great God, she mighty, my baby tall</text:p>
      <text:p text:style-name="P1">Well, my baby, she long. My baby, she tall.</text:p>
      <text:p text:style-name="P1">She sleep with her head in the kitchen</text:p>
      <text:p text:style-name="P1">And her feet's out in the hall</text:p>
      <text:p text:style-name="P1">Crazy 'bout her, that hard-headed woman of mine</text:p>
      <text:p text:style-name="Preformatted_20_Text"/>
      <text:p text:style-name="Preformatted_20_Text"/>
      <text:p text:style-name="P1">[Bridge]</text:p>
      <text:p text:style-name="Preformatted_20_Text"/>
      <text:p text:style-name="P2"><text:s text:c="8"/><text:span text:style-name="T2">Eb</text:span></text:p>
      <text:p text:style-name="P1">Well, I love my baby. She's so fine</text:p>
      <text:p text:style-name="P3">Bb</text:p>
      <text:p text:style-name="P2"><text:s text:c="3"/><text:span text:style-name="T3">Wish she'd come and see me sometime</text:span></text:p>
      <text:p text:style-name="P2"><text:s text:c="12"/><text:span text:style-name="T2">Ab</text:span></text:p>
      <text:p text:style-name="P1">She don't believe I love her, look what a hole I'm in</text:p>
      <text:p text:style-name="P2"><text:s text:c="12"/><text:span text:style-name="T2">F</text:span></text:p>
      <text:p text:style-name="P1">She don't believe I'm sinking, look what shape I'm in</text:p>
      <text:p text:style-name="Preformatted_20_Text"/>
      <text:p text:style-name="Preformatted_20_Text"/>
      <text:p text:style-name="P1">[Verse 1]</text:p>
      <text:p text:style-name="Preformatted_20_Text"/>
      <text:p text:style-name="P1"><text:span text:style-name="T1">Bb</text:span> <text:s text:c="18"/><text:span text:style-name="T1">F</text:span> <text:s text:c="21"/><text:span text:style-name="T1">Bb</text:span></text:p>
      <text:p text:style-name="P1">She caught the katy, left me a mule to ride</text:p>
      <text:p text:style-name="P1"><text:span text:style-name="T1">Bb</text:span> <text:s text:c="18"/><text:span text:style-name="T1">F</text:span> <text:s text:c="21"/><text:span text:style-name="T1">Bb</text:span></text:p>
      <text:p text:style-name="P1">She caught the katy, left me a mule to ride</text:p>
      <text:p text:style-name="P3">Bb</text:p>
      <text:p text:style-name="P1">She caught the katy, left me a mule to ride</text:p>
      <text:p text:style-name="P1"><text:span text:style-name="T1">Eb</text:span> <text:s text:c="30"/><text:span text:style-name="T1">Em</text:span></text:p>
      <text:p text:style-name="P1">The train polled out and I swung on behind</text:p>
      <text:p text:style-name="P1"><text:span text:style-name="T1">Bb</text:span> <text:s text:c="19"/><text:span text:style-name="T1">F</text:span> <text:s text:c="17"/><text:span text:style-name="T1">Eb</text:span> <text:s text:c="23"/><text:span text:style-name="T1">Bb</text:span></text:p>
      <text:p text:style-name="P1">Crazy 'bout her, that hard-headed woman, hard-headed woman of mine</text:p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1">Note:</text:p>
      <text:p text:style-name="Preformatted_20_Text"/>
      <text:p text:style-name="P1">I wasn't sure about whether any chords could have use sevenths</text:p>
      <text:p text:style-name="P1">or not. so if you find a good spot for a seventh instead of the</text:p>
      <text:p text:style-name="P1">normal chord, go for it.</text:p>
      <text:p text:style-name="Preformatted_20_Text"/>
      <text:p text:style-name="Preformatted_20_Text"/>
      <text:p text:style-name="P2"><text:s text:c="4"/><text:span text:style-name="T2">E</text:span><text:span text:style-name="T3"> </text:span><text:span text:style-name="T2">A</text:span><text:span text:style-name="T3"> </text:span><text:span text:style-name="T2">D</text:span><text:span text:style-name="T3"> </text:span><text:span text:style-name="T2">G</text:span><text:span text:style-name="T3"> </text:span><text:span text:style-name="T2">B</text:span><text:span text:style-name="T3"> </text:span><text:span text:style-name="T2">E</text:span></text:p>
      <text:p text:style-name="P1">Bb: x 1 3 3 3 1</text:p>
      <text:p text:style-name="P1">F : 1 3 3 2 1 1</text:p>
      <text:p text:style-name="P1">Eb: x 6 8 8 8 6</text:p>
      <text:p text:style-name="P1">Em: x 7 9 9 8 7</text:p>
      <text:p text:style-name="P6">Ab: 4 6 6 5 4 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8:20:27.037066000</meta:creation-date>
    <dc:date>2017-04-24T09:46:25.770050000</dc:date>
    <meta:editing-duration>PT15H15M48S</meta:editing-duration>
    <meta:editing-cycles>2</meta:editing-cycles>
    <meta:generator>LibreOffice/5.2.5.1$MacOSX_X86_64 LibreOffice_project/0312e1a284a7d50ca85a365c316c7abbf20a4d22</meta:generator>
    <meta:document-statistic meta:table-count="0" meta:image-count="0" meta:object-count="0" meta:page-count="2" meta:paragraph-count="60" meta:word-count="370" meta:character-count="2068" meta:non-whitespace-character-count="1226"/>
  </office:meta>
</office:document-meta>
</file>